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F80000071166D59EE40E20F6EF.png" manifest:media-type="image/png"/>
  <manifest:file-entry manifest:full-path="Pictures/10000201000008F800000711A2FAF2883B9F2FC2.png" manifest:media-type="image/png"/>
  <manifest:file-entry manifest:full-path="Pictures/10000201000008F8000007116E92831338C01672.png" manifest:media-type="image/png"/>
  <manifest:file-entry manifest:full-path="Pictures/10000201000008F800000711D428B3ADCDBF927D.png" manifest:media-type="image/png"/>
  <manifest:file-entry manifest:full-path="Pictures/10000201000008F800000711802B982AE2EDEE1C.png" manifest:media-type="image/png"/>
  <manifest:file-entry manifest:full-path="Pictures/10000201000008F80000071139630E75D07A62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9cm, 4.199cm, 0cm, 0.95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9cm, 4.128cm, 0.319cm, 0.705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9cm, 4.128cm, 0.318cm, 0.70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1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3.881cm, 0.076cm, 0.63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05cm, 0cm, 1.976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59cm, 0cm, 1.904cm)" draw:image-opacity="100%" style:mirror="none"/>
    </style:style>
    <style:style style:name="gr17" style:family="graphic" style:parent-style-name="objectwithoutfill">
      <style:graphic-properties svg:stroke-width="0cm" svg:stroke-color="#000000" draw:marker-end="Arrowheads_20_4" draw:marker-end-width="0.3cm" draw:fill="none" draw:textarea-vertical-align="middle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draw:stroke="solid" svg:stroke-color="#000000" draw:fill="solid" draw:fill-color="#2d004b" fo:min-height="1.103cm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542788" fo:min-height="1.106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8073ac" fo:min-height="1.106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b2abd2" fo:min-height="1.103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d8daeb" fo:min-height="1.103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7f7f7" fo:min-height="1.103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ee0b6" fo:min-height="0.702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db863" fo:min-height="1.103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e08214" fo:min-height="1.103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b35806" fo:min-height="1.1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 fo:font-size="13pt" style:font-size-asian="13pt" style:font-size-complex="13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fo:font-size="80pt" style:font-size-asian="80pt" style:font-size-complex="80pt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bold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2d004b"/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color="#ffffff" loext:opacity="100%"/>
    </style:style>
    <style:style style:name="P11" style:family="paragraph">
      <loext:graphic-properties draw:fill="solid" draw:fill-color="#542788"/>
      <style:paragraph-properties fo:text-align="center"/>
      <style:text-properties fo:color="#ffffff" loext:opacity="100%" fo:font-size="15pt" style:font-size-asian="15pt" style:font-size-complex="15pt"/>
    </style:style>
    <style:style style:name="P12" style:family="paragraph">
      <loext:graphic-properties draw:fill="solid" draw:fill-color="#8073ac"/>
      <style:paragraph-properties fo:text-align="center"/>
      <style:text-properties fo:color="#ffffff" loext:opacity="100%" fo:font-size="15pt" style:font-size-asian="15pt" style:font-size-complex="15pt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solid" draw:fill-color="#b2abd2"/>
      <style:paragraph-properties fo:text-align="center"/>
      <style:text-properties fo:color="#000000" loext:opacity="100%" fo:font-size="15pt" style:font-size-asian="15pt" style:font-size-complex="15pt"/>
    </style:style>
    <style:style style:name="P15" style:family="paragraph">
      <loext:graphic-properties draw:fill="solid" draw:fill-color="#d8daeb"/>
      <style:paragraph-properties fo:text-align="center"/>
      <style:text-properties fo:color="#000000" loext:opacity="100%" fo:font-size="15pt" style:font-size-asian="15pt" style:font-size-complex="15pt"/>
    </style:style>
    <style:style style:name="P16" style:family="paragraph">
      <loext:graphic-properties draw:fill="solid" draw:fill-color="#f7f7f7"/>
      <style:paragraph-properties fo:text-align="center"/>
      <style:text-properties fo:color="#000000" loext:opacity="100%" fo:font-size="15pt" style:font-size-asian="15pt" style:font-size-complex="15pt"/>
    </style:style>
    <style:style style:name="P17" style:family="paragraph">
      <loext:graphic-properties draw:fill="solid" draw:fill-color="#fee0b6"/>
      <style:paragraph-properties fo:text-align="center"/>
      <style:text-properties fo:color="#000000" loext:opacity="100%" fo:font-size="15pt" style:font-size-asian="15pt" style:font-size-complex="15pt"/>
    </style:style>
    <style:style style:name="P18" style:family="paragraph">
      <loext:graphic-properties draw:fill="solid" draw:fill-color="#fdb863"/>
      <style:paragraph-properties fo:text-align="center"/>
      <style:text-properties fo:color="#000000" loext:opacity="100%" fo:font-size="15pt" style:font-size-asian="15pt" style:font-size-complex="15pt"/>
    </style:style>
    <style:style style:name="P19" style:family="paragraph">
      <loext:graphic-properties draw:fill="solid" draw:fill-color="#e08214"/>
      <style:paragraph-properties fo:text-align="center"/>
      <style:text-properties fo:color="#ffffff" loext:opacity="100%" fo:font-size="15pt" style:font-size-asian="15pt" style:font-size-complex="15pt"/>
    </style:style>
    <style:style style:name="P20" style:family="paragraph">
      <loext:graphic-properties draw:fill="solid" draw:fill-color="#b35806"/>
      <style:paragraph-properties fo:text-align="center"/>
      <style:text-properties fo:color="#ffffff" loext:opacity="100%" fo:font-size="15pt" style:font-size-asian="15pt" style:font-size-complex="15pt"/>
    </style:style>
    <style:style style:name="T1" style:family="text">
      <style:text-properties style:font-name="Arial" fo:font-size="13pt" style:font-size-asian="13pt" style:font-size-complex="13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26pt" fo:font-weight="bold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style:text-position="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frame draw:style-name="gr1" draw:text-style-name="P1" draw:layer="layout" svg:width="5.08cm" svg:height="5.182cm" svg:x="11.965cm" svg:y="9.104cm">
            <draw:image xlink:href="Pictures/10000201000008F80000071166D59EE40E20F6EF.png" xlink:type="simple" xlink:show="embed" xlink:actuate="onLoad" draw:mime-type="image/png">
              <text:p/>
            </draw:image>
          </draw:frame>
          <draw:frame draw:style-name="gr2" draw:text-style-name="P3" draw:layer="layout" svg:width="3.492cm" svg:height="1.275cm" svg:x="12.917cm" svg:y="11.136cm">
            <draw:text-box>
              <text:p text:style-name="P2"><text:span text:style-name="T1">Element-wise Average</text:span></text:p>
            </draw:text-box>
          </draw:frame>
        </draw:g>
        <draw:g xml:id="id1" draw:id="id1">
          <draw:frame draw:style-name="gr3" draw:text-style-name="P1" draw:layer="layout" svg:width="2.54cm" svg:height="2.464cm" svg:x="1.905cm" svg:y="9.793cm">
            <draw:image xlink:href="Pictures/10000201000008F8000007116E92831338C01672.png" xlink:type="simple" xlink:show="embed" xlink:actuate="onLoad" draw:mime-type="image/png">
              <text:p/>
            </draw:image>
          </draw:frame>
          <draw:frame draw:style-name="gr4" draw:text-style-name="P4" draw:layer="layout" svg:width="1.905cm" svg:height="0.569cm" svg:x="2.423cm" svg:y="10.841cm">
            <draw:text-box>
              <text:p text:style-name="P2"><text:span text:style-name="T2">K013sA1</text:span></text:p>
            </draw:text-box>
          </draw:frame>
          <draw:frame draw:style-name="gr5" draw:text-style-name="P1" draw:layer="layout" svg:width="2.54cm" svg:height="2.464cm" svg:x="5.08cm" svg:y="9.869cm">
            <draw:image xlink:href="Pictures/10000201000008F800000711D428B3ADCDBF927D.png" xlink:type="simple" xlink:show="embed" xlink:actuate="onLoad" draw:mime-type="image/png">
              <text:p/>
            </draw:image>
          </draw:frame>
          <draw:frame draw:style-name="gr6" draw:text-style-name="P4" draw:layer="layout" svg:width="1.905cm" svg:height="0.887cm" svg:x="5.55cm" svg:y="10.746cm">
            <draw:text-box>
              <text:p text:style-name="P2"><text:span text:style-name="T2">Registered</text:span></text:p>
              <text:p text:style-name="P2"><text:span text:style-name="T2">K013sA2</text:span></text:p>
            </draw:text-box>
          </draw:frame>
          <draw:frame draw:style-name="gr7" draw:text-style-name="P5" draw:layer="layout" svg:width="0.635cm" svg:height="3.405cm" svg:x="0.635cm" svg:y="9.056cm">
            <draw:text-box>
              <text:p><text:span text:style-name="T3">(</text:span></text:p>
            </draw:text-box>
          </draw:frame>
          <draw:frame draw:style-name="gr7" draw:text-style-name="P5" draw:layer="layout" svg:width="0.635cm" svg:height="3.405cm" draw:transform="rotate (-3.14159265358979) translate (8.89cm 13.02cm)">
            <draw:text-box>
              <text:p><text:span text:style-name="T3">(</text:span></text:p>
            </draw:text-box>
          </draw:frame>
          <draw:frame draw:style-name="gr8" draw:text-style-name="P6" draw:layer="layout" svg:width="0.952cm" svg:height="1.276cm" svg:x="4.242cm" svg:y="10.422cm">
            <draw:text-box>
              <text:p><text:span text:style-name="T4">+</text:span></text:p>
            </draw:text-box>
          </draw:frame>
          <draw:line draw:style-name="gr9" draw:text-style-name="P1" draw:layer="layout" svg:x1="1.359cm" svg:y1="12.65cm" svg:x2="8.027cm" svg:y2="12.65cm">
            <text:p/>
          </draw:line>
          <draw:frame draw:style-name="gr10" draw:text-style-name="P7" draw:layer="layout" svg:width="1.27cm" svg:height="1.673cm" svg:x="4.128cm" svg:y="12.662cm">
            <draw:text-box>
              <text:p><text:span text:style-name="T5">2</text:span></text:p>
            </draw:text-box>
          </draw:frame>
        </draw:g>
        <draw:connector draw:style-name="gr11" draw:text-style-name="P1" draw:layer="layout" draw:type="line" svg:x1="8.89cm" svg:y1="11.695cm" svg:x2="11.965cm" svg:y2="11.695cm" draw:start-shape="id1" draw:start-glue-point="1" draw:end-shape="id2" draw:end-glue-point="3" svg:d="M8890 11695h3075" svg:viewBox="0 0 3076 1">
          <text:p/>
        </draw:connector>
        <draw:g xml:id="id3" draw:id="id3">
          <draw:g>
            <draw:frame draw:style-name="gr3" draw:text-style-name="P1" draw:layer="layout" svg:width="2.54cm" svg:height="2.464cm" svg:x="1.681cm" svg:y="2.777cm">
              <draw:image xlink:href="Pictures/10000201000008F8000007116E92831338C01672.png" xlink:type="simple" xlink:show="embed" xlink:actuate="onLoad" draw:mime-type="image/png">
                <text:p/>
              </draw:image>
            </draw:frame>
            <draw:frame draw:style-name="gr4" draw:text-style-name="P4" draw:layer="layout" svg:width="1.905cm" svg:height="0.569cm" svg:x="2.199cm" svg:y="3.825cm">
              <draw:text-box>
                <text:p text:style-name="P2"><text:span text:style-name="T2">K013sA1</text:span></text:p>
              </draw:text-box>
            </draw:frame>
          </draw:g>
          <draw:g>
            <draw:frame draw:style-name="gr5" draw:text-style-name="P1" draw:layer="layout" svg:width="2.54cm" svg:height="2.464cm" svg:x="4.856cm" svg:y="2.777cm">
              <draw:image xlink:href="Pictures/10000201000008F800000711D428B3ADCDBF927D.png" xlink:type="simple" xlink:show="embed" xlink:actuate="onLoad" draw:mime-type="image/png">
                <text:p/>
              </draw:image>
            </draw:frame>
            <draw:frame draw:style-name="gr6" draw:text-style-name="P4" draw:layer="layout" svg:width="1.905cm" svg:height="0.887cm" svg:x="5.326cm" svg:y="3.654cm">
              <draw:text-box>
                <text:p text:style-name="P2"><text:span text:style-name="T2">Registered</text:span></text:p>
                <text:p text:style-name="P2"><text:span text:style-name="T2">K013sA2</text:span></text:p>
              </draw:text-box>
            </draw:frame>
          </draw:g>
          <draw:frame draw:style-name="gr8" draw:text-style-name="P6" draw:layer="layout" svg:width="0.952cm" svg:height="1.276cm" svg:x="4.145cm" svg:y="3.368cm">
            <draw:text-box>
              <text:p><text:span text:style-name="T4">-</text:span></text:p>
            </draw:text-box>
          </draw:frame>
          <draw:frame draw:style-name="gr7" draw:text-style-name="P5" draw:layer="layout" svg:width="1.27cm" svg:height="3.405cm" draw:transform="rotate (-3.14159265358979) translate (8.455cm 5.979cm)">
            <draw:text-box>
              <text:p><text:span text:style-name="T3">|</text:span></text:p>
            </draw:text-box>
          </draw:frame>
          <draw:frame draw:style-name="gr7" draw:text-style-name="P5" draw:layer="layout" svg:width="1.27cm" svg:height="3.405cm" draw:transform="rotate (-3.14159265358979) translate (1.955cm 5.928cm)">
            <draw:text-box>
              <text:p><text:span text:style-name="T3">|</text:span></text:p>
            </draw:text-box>
          </draw:frame>
        </draw:g>
        <draw:g xml:id="id5" draw:id="id5">
          <draw:frame draw:style-name="gr12" draw:text-style-name="P1" xml:id="id4" draw:id="id4" draw:layer="layout" svg:width="5.08cm" svg:height="4.953cm" svg:x="9.007cm" svg:y="1.775cm">
            <draw:image xlink:href="Pictures/10000201000008F800000711802B982AE2EDEE1C.png" xlink:type="simple" xlink:show="embed" xlink:actuate="onLoad" draw:mime-type="image/png">
              <text:p/>
            </draw:image>
          </draw:frame>
          <draw:frame draw:style-name="gr2" draw:text-style-name="P3" draw:layer="layout" svg:width="3.492cm" svg:height="1.275cm" svg:x="9.96cm" svg:y="3.675cm">
            <draw:text-box>
              <text:p text:style-name="P2"><text:span text:style-name="T1">Absolute Difference</text:span></text:p>
            </draw:text-box>
          </draw:frame>
        </draw:g>
        <draw:connector draw:style-name="gr11" draw:text-style-name="P1" draw:layer="layout" draw:type="line" svg:x1="8.455cm" svg:y1="4.251cm" svg:x2="9.007cm" svg:y2="4.251cm" draw:start-shape="id3" draw:start-glue-point="1" draw:end-shape="id4" draw:end-glue-point="3" svg:d="M8455 4251h552" svg:viewBox="0 0 553 1">
          <text:p/>
        </draw:connector>
        <draw:g xml:id="id6" draw:id="id6">
          <draw:frame draw:style-name="gr13" draw:text-style-name="P1" draw:layer="layout" svg:width="5.08cm" svg:height="4.953cm" svg:x="14.71cm" svg:y="1.775cm">
            <draw:image xlink:href="Pictures/10000201000008F80000071139630E75D07A6219.png" xlink:type="simple" xlink:show="embed" xlink:actuate="onLoad" draw:mime-type="image/png">
              <text:p/>
            </draw:image>
          </draw:frame>
          <draw:frame draw:style-name="gr2" draw:text-style-name="P3" draw:layer="layout" svg:width="2.857cm" svg:height="1.275cm" svg:x="15.345cm" svg:y="3.753cm">
            <draw:text-box>
              <text:p text:style-name="P2"><text:span text:style-name="T1">Absolute Difference</text:span></text:p>
            </draw:text-box>
          </draw:frame>
          <draw:frame draw:style-name="gr14" draw:text-style-name="P8" draw:layer="layout" svg:width="1.587cm" svg:height="0.962cm" svg:x="17.885cm" svg:y="3.909cm">
            <draw:text-box>
              <text:p>&gt; 1</text:p>
            </draw:text-box>
          </draw:frame>
        </draw:g>
        <draw:connector draw:style-name="gr15" draw:text-style-name="P1" draw:layer="layout" draw:type="line" svg:x1="14.087cm" svg:y1="4.251cm" svg:x2="14.71cm" svg:y2="4.251cm" draw:start-shape="id5" draw:start-glue-point="1" draw:end-shape="id6" draw:end-glue-point="3" svg:d="M14087 4251h623" svg:viewBox="0 0 624 1">
          <text:p/>
        </draw:connector>
        <draw:frame draw:style-name="gr16" draw:text-style-name="P2" xml:id="id7" draw:id="id7" draw:layer="layout" svg:width="5.994cm" svg:height="5.69cm" svg:x="21.012cm" svg:y="5.79cm">
          <draw:image xlink:href="Pictures/10000201000008F800000711A2FAF2883B9F2FC2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7.045cm" svg:y1="11.695cm" svg:x2="21.012cm" svg:y2="8.635cm" draw:start-shape="id2" draw:start-glue-point="1" draw:end-shape="id7" draw:end-glue-point="3" svg:d="M17045 11695c2976 0 993-3060 3967-3060" svg:viewBox="0 0 3968 3061">
          <text:p/>
        </draw:connector>
        <draw:connector draw:style-name="gr18" draw:text-style-name="P1" draw:layer="layout" draw:type="curve" svg:x1="19.79cm" svg:y1="4.251cm" svg:x2="21.012cm" svg:y2="8.635cm" draw:start-shape="id6" draw:start-glue-point="1" draw:end-shape="id7" draw:end-glue-point="3" svg:d="M19790 4251c916 0 306 4384 1222 4384" svg:viewBox="0 0 1223 4385">
          <text:p/>
        </draw:connector>
        <draw:frame draw:style-name="gr2" draw:text-style-name="P3" draw:layer="layout" svg:width="3.492cm" svg:height="1.787cm" svg:x="22.425cm" svg:y="7.785cm">
          <draw:text-box>
            <text:p text:style-name="P2"><text:span text:style-name="T1">Filtered Element-wise Average</text:span></text:p>
          </draw:text-box>
        </draw:frame>
      </draw:page>
      <draw:page draw:name="page2" draw:style-name="dp1" draw:master-page-name="Default">
        <draw:frame draw:style-name="gr19" draw:text-style-name="P9" draw:layer="layout" svg:width="3.175cm" svg:height="1.353cm" svg:x="1.406cm" svg:y="1.42cm">
          <draw:text-box>
            <text:p text:style-name="P2"><text:span text:style-name="T6">Min (0</text:span><text:span text:style-name="T7">th</text:span><text:span text:style-name="T6">)</text:span></text:p>
            <text:p text:style-name="P2"><text:span text:style-name="T6">#2D004B</text:span></text:p>
          </draw:text-box>
        </draw:frame>
        <draw:frame draw:style-name="gr20" draw:text-style-name="P11" draw:layer="layout" svg:width="3.175cm" svg:height="1.356cm" svg:x="5.115cm" svg:y="1.42cm">
          <draw:text-box>
            <text:p text:style-name="P10"><text:span text:style-name="T6">1</text:span><text:span text:style-name="T7">st</text:span></text:p>
            <text:p text:style-name="P10"><text:span text:style-name="T8">#542788</text:span></text:p>
          </draw:text-box>
        </draw:frame>
        <draw:frame draw:style-name="gr21" draw:text-style-name="P12" draw:layer="layout" svg:width="3.175cm" svg:height="1.356cm" svg:x="8.825cm" svg:y="1.421cm">
          <draw:text-box>
            <text:p text:style-name="P10"><text:span text:style-name="T8">2.5</text:span><text:span text:style-name="T9">th</text:span></text:p>
            <text:p text:style-name="P10"><text:span text:style-name="T8">#8073AC</text:span></text:p>
          </draw:text-box>
        </draw:frame>
        <draw:frame draw:style-name="gr22" draw:text-style-name="P14" draw:layer="layout" svg:width="3.175cm" svg:height="1.353cm" svg:x="12.534cm" svg:y="1.42cm">
          <draw:text-box>
            <text:p text:style-name="P13"><text:span text:style-name="T8">10</text:span><text:span text:style-name="T9">th</text:span></text:p>
            <text:p text:style-name="P13"><text:span text:style-name="T8">#B2ABD2</text:span></text:p>
          </draw:text-box>
        </draw:frame>
        <draw:frame draw:style-name="gr23" draw:text-style-name="P15" draw:layer="layout" svg:width="3.175cm" svg:height="1.353cm" svg:x="16.244cm" svg:y="1.421cm">
          <draw:text-box>
            <text:p text:style-name="P13"><text:span text:style-name="T8">25</text:span><text:span text:style-name="T9">th</text:span></text:p>
            <text:p text:style-name="P13"><text:span text:style-name="T8">#D8DAEB</text:span></text:p>
          </draw:text-box>
        </draw:frame>
        <draw:frame draw:style-name="gr24" draw:text-style-name="P16" draw:layer="layout" svg:width="3.175cm" svg:height="1.353cm" svg:x="19.953cm" svg:y="1.422cm">
          <draw:text-box>
            <text:p text:style-name="P13"><text:span text:style-name="T8">50</text:span><text:span text:style-name="T9">th</text:span></text:p>
            <text:p text:style-name="P13"><text:span text:style-name="T8">#F7F7F7</text:span></text:p>
          </draw:text-box>
        </draw:frame>
        <draw:frame draw:style-name="gr25" draw:text-style-name="P17" draw:layer="layout" svg:width="3.483cm" svg:height="1.353cm" svg:x="23.508cm" svg:y="1.423cm">
          <draw:text-box>
            <text:p text:style-name="P13"><text:span text:style-name="T8">75</text:span><text:span text:style-name="T9">th</text:span></text:p>
            <text:p text:style-name="P13"><text:span text:style-name="T8">#FEE0B6</text:span></text:p>
          </draw:text-box>
        </draw:frame>
        <draw:frame draw:style-name="gr26" draw:text-style-name="P18" draw:layer="layout" svg:width="3.175cm" svg:height="1.353cm" svg:x="27.372cm" svg:y="1.424cm">
          <draw:text-box>
            <text:p text:style-name="P13"><text:span text:style-name="T8">90</text:span><text:span text:style-name="T9">th</text:span></text:p>
            <text:p text:style-name="P13"><text:span text:style-name="T8">#FDB863</text:span></text:p>
          </draw:text-box>
        </draw:frame>
        <draw:frame draw:style-name="gr27" draw:text-style-name="P19" draw:layer="layout" svg:width="3.175cm" svg:height="1.353cm" svg:x="31.081cm" svg:y="1.425cm">
          <draw:text-box>
            <text:p text:style-name="P10"><text:span text:style-name="T8">97.5</text:span><text:span text:style-name="T9">th</text:span></text:p>
            <text:p text:style-name="P10"><text:span text:style-name="T8">#E08214</text:span></text:p>
          </draw:text-box>
        </draw:frame>
        <draw:frame draw:style-name="gr28" draw:text-style-name="P20" draw:layer="layout" svg:width="3.175cm" svg:height="1.353cm" svg:x="34.791cm" svg:y="1.426cm">
          <draw:text-box>
            <text:p text:style-name="P10"><text:span text:style-name="T8">99</text:span><text:span text:style-name="T9">th</text:span></text:p>
            <text:p text:style-name="P10"><text:span text:style-name="T8">#B35806</text:span></text:p>
          </draw:text-box>
        </draw:frame>
        <draw:frame draw:style-name="gr28" draw:text-style-name="P20" draw:layer="layout" svg:width="3.175cm" svg:height="1.353cm" svg:x="38.5cm" svg:y="1.427cm">
          <draw:text-box>
            <text:p text:style-name="P10"><text:span text:style-name="T8">Max (100</text:span><text:span text:style-name="T9">th</text:span><text:span text:style-name="T8">)</text:span></text:p>
            <text:p text:style-name="P10"><text:span text:style-name="T8">#7F3B08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2T13:50:16.032000000</meta:creation-date>
    <dc:date>2023-03-02T21:59:15.114000000</dc:date>
    <meta:editing-duration>PT6H24M16S</meta:editing-duration>
    <meta:editing-cycles>13</meta:editing-cycles>
    <meta:generator>LibreOffice/7.1.2.2$Windows_X86_64 LibreOffice_project/8a45595d069ef5570103caea1b71cc9d82b2aae4</meta:generator>
    <meta:document-statistic meta:object-count="48"/>
  </office:meta>
</office:document-meta>
</file>